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 Light" svg:font-family="'Calibri Light'"/>
    <style:font-face style:name="Lohit Devanagari1" svg:font-family="'Lohit Devanagari'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15.995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2.498cm"/>
    </style:style>
    <style:style style:name="Table1.B" style:family="table-column">
      <style:table-column-properties style:column-width="6.05cm"/>
    </style:style>
    <style:style style:name="Table1.C" style:family="table-column">
      <style:table-column-properties style:column-width="3.071cm"/>
    </style:style>
    <style:style style:name="Table1.D" style:family="table-column">
      <style:table-column-properties style:column-width="4.37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C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C6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paragraph-rsid="0014373c"/>
    </style:style>
    <style:style style:name="P2" style:family="paragraph" style:parent-style-name="Standard">
      <style:text-properties officeooo:rsid="002ccabc" officeooo:paragraph-rsid="002ccabc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14373c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weight="bold" officeooo:rsid="00154926" officeooo:paragraph-rsid="0018b194" style:font-weight-asian="bold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weight="bold" officeooo:rsid="0018b194" officeooo:paragraph-rsid="0023520c" style:font-weight-asian="bold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weight="bold" officeooo:rsid="002e50c2" officeooo:paragraph-rsid="002e50c2" style:font-weight-asian="bold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rsid="0018b194" officeooo:paragraph-rsid="0018b194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rsid="001a5f62" officeooo:paragraph-rsid="001a5f62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rsid="00213223" officeooo:paragraph-rsid="00213223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rsid="00246ba7" officeooo:paragraph-rsid="00246ba7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rsid="0025dab8" officeooo:paragraph-rsid="0025dab8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rsid="002705b4" officeooo:paragraph-rsid="002705b4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officeooo:rsid="0029d907" officeooo:paragraph-rsid="0029d907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rsid="0029e3e0" officeooo:paragraph-rsid="0029e3e0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rsid="002b8975" officeooo:paragraph-rsid="002b8975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officeooo:rsid="002e50c2" officeooo:paragraph-rsid="002e50c2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rsid="002fd264" officeooo:paragraph-rsid="002fd264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officeooo:rsid="003156a7" officeooo:paragraph-rsid="003156a7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officeooo:rsid="00326b12" officeooo:paragraph-rsid="00326b12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officeooo:rsid="00347b27" officeooo:paragraph-rsid="00347b27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officeooo:rsid="00356959" officeooo:paragraph-rsid="00356959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officeooo:rsid="0036c785" officeooo:paragraph-rsid="0036c785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officeooo:rsid="003822ba" officeooo:paragraph-rsid="003822ba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officeooo:rsid="003b92b4" officeooo:paragraph-rsid="003b92b4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officeooo:rsid="003d8e62" officeooo:paragraph-rsid="003d8e6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b194"/>
    </style:style>
    <style:style style:name="T3" style:family="text">
      <style:text-properties officeooo:rsid="001a03f4"/>
    </style:style>
    <style:style style:name="T4" style:family="text">
      <style:text-properties officeooo:rsid="001c02d5"/>
    </style:style>
    <style:style style:name="T5" style:family="text">
      <style:text-properties officeooo:rsid="002173ec"/>
    </style:style>
    <style:style style:name="T6" style:family="text">
      <style:text-properties officeooo:rsid="0023520c"/>
    </style:style>
    <style:style style:name="T7" style:family="text">
      <style:text-properties officeooo:rsid="0027c315"/>
    </style:style>
    <style:style style:name="T8" style:family="text">
      <style:text-properties officeooo:rsid="002b3a51"/>
    </style:style>
    <style:style style:name="T9" style:family="text">
      <style:text-properties officeooo:rsid="002fd264"/>
    </style:style>
    <style:style style:name="T10" style:family="text">
      <style:text-properties officeooo:rsid="0032c0fc"/>
    </style:style>
    <style:style style:name="T11" style:family="text">
      <style:text-properties officeooo:rsid="003a13f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<text:span text:style-name="T1">Name</text:span></text:p>
          </table:table-cell>
          <table:table-cell table:style-name="Table1.A1" office:value-type="string">
            <text:p text:style-name="P3"><text:span text:style-name="T1">Description</text:span></text:p>
          </table:table-cell>
          <table:table-cell table:style-name="Table1.C1" office:value-type="string">
            <text:p text:style-name="P3"><text:span text:style-name="T1">Data Type</text:span></text:p>
          </table:table-cell>
          <table:table-cell table:style-name="Table1.A1" office:value-type="string">
            <text:p text:style-name="P3"><text:span text:style-name="T1">Expected Outcome</text:span></text:p>
          </table:table-cell>
        </table:table-row>
        <table:table-row table:style-name="Table1.1">
          <table:table-cell table:style-name="Table1.A1" table:number-columns-spanned="4" office:value-type="string">
            <text:p text:style-name="P4">S<text:span text:style-name="T2">ecurity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Passwords <text:span text:style-name="T3">are hashed and stored</text:span></text:p>
          </table:table-cell>
          <table:table-cell table:style-name="Table1.A1" office:value-type="string">
            <text:p text:style-name="P8">Passwords are hashed and stored as outlined in password storage guidelines (<text:span text:style-name="T4">Research: 3.3): Salted and hashed (argon2 was recommended), with only these stored in databased</text:span></text:p>
          </table:table-cell>
          <table:table-cell table:style-name="Table1.C1" office:value-type="string">
            <text:p text:style-name="P9">Register account with valid credentials, check database to ensure plaintext password not stored</text:p>
          </table:table-cell>
          <table:table-cell table:style-name="Table1.A1" office:value-type="string">
            <text:p text:style-name="P9">Password <text:span text:style-name="T5">stored in database will be hashed, stored alongside the salt</text:span> </text:p>
          </table:table-cell>
        </table:table-row>
        <table:table-row table:style-name="Table1.1">
          <table:table-cell table:style-name="Table1.A1" table:number-columns-spanned="4" office:value-type="string">
            <text:p text:style-name="P5">S<text:span text:style-name="T6">erver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0">Server tracks users listening habits </text:p>
          </table:table-cell>
          <table:table-cell table:style-name="Table1.A1" office:value-type="string">
            <text:p text:style-name="P11">Server periodically check<text:span text:style-name="T9">s</text:span> to see what the client has listened to and when and add these to the database</text:p>
          </table:table-cell>
          <table:table-cell table:style-name="Table1.C1" office:value-type="string">
            <text:p text:style-name="P12">Check through API (See API Section<text:span text:style-name="T7">)</text:span></text:p>
          </table:table-cell>
          <table:table-cell table:style-name="Table1.A1" office:value-type="string">
            <text:p text:style-name="P14">Users listened to songs should appear</text:p>
          </table:table-cell>
        </table:table-row>
        <table:table-row table:style-name="Table1.1">
          <table:table-cell table:style-name="Table1.A6" office:value-type="string">
            <text:p text:style-name="P16">Server tracks contents of users library</text:p>
          </table:table-cell>
          <table:table-cell table:style-name="Table1.A6" office:value-type="string">
            <text:p text:style-name="P17">Server gathers users library of songs from the playlists they have </text:p>
          </table:table-cell>
          <table:table-cell table:style-name="Table1.C6" office:value-type="string">
            <text:p text:style-name="P18">Check through API (See API section)</text:p>
          </table:table-cell>
          <table:table-cell table:style-name="Table1.A6" office:value-type="string">
            <text:p text:style-name="P19">All songs in a users playlists should appear</text:p>
          </table:table-cell>
        </table:table-row>
        <table:table-row table:style-name="Table1.1">
          <table:table-cell table:style-name="Table1.A1" office:value-type="string">
            <text:p text:style-name="P13">Server characterises user listening habits</text:p>
          </table:table-cell>
          <table:table-cell table:style-name="Table1.A1" office:value-type="string">
            <text:p text:style-name="P14">Server should <text:span text:style-name="T8">characterise songs the user has listened into moods based on the characteristics of those songs as outlined in mood table (Research: 3.5)</text:span></text:p>
          </table:table-cell>
          <table:table-cell table:style-name="Table1.C1" office:value-type="string">
            <text:p text:style-name="P15">Check through API (See API section)</text:p>
          </table:table-cell>
          <table:table-cell table:style-name="Table1.A1" office:value-type="string">
            <text:p text:style-name="P2">Mood should appear alongside listened songs, these do not have to be perfect but should give a good representation</text:p>
          </table:table-cell>
        </table:table-row>
        <table:table-row table:style-name="Table1.1">
          <table:table-cell table:style-name="Table1.A1" table:number-columns-spanned="4" office:value-type="string">
            <text:p text:style-name="P6">API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0">API should show no data if the user is not logged in</text:p>
          </table:table-cell>
          <table:table-cell table:style-name="Table1.A1" office:value-type="string">
            <text:p text:style-name="P21">Requests made without a valid auth token should either be turned away or ignored</text:p>
          </table:table-cell>
          <table:table-cell table:style-name="Table1.C1" office:value-type="string">
            <text:p text:style-name="P22">Test API pages before logging in</text:p>
          </table:table-cell>
          <table:table-cell table:style-name="Table1.A1" office:value-type="string">
            <text:p text:style-name="P23">No data will be displayed</text:p>
          </table:table-cell>
        </table:table-row>
        <table:table-row table:style-name="Table1.1">
          <table:table-cell table:style-name="Table1.A6" office:value-type="string">
            <text:p text:style-name="P16">API <text:span text:style-name="T10">allows for access to categorisation of user songs</text:span></text:p>
          </table:table-cell>
          <table:table-cell table:style-name="Table1.A6" office:value-type="string">
            <text:p text:style-name="P20">API should provide a method of viewing user data <text:span text:style-name="T11">of library</text:span></text:p>
          </table:table-cell>
          <table:table-cell table:style-name="Table1.C6" office:value-type="string">
            <text:p text:style-name="P24">API page link</text:p>
          </table:table-cell>
          <table:table-cell table:style-name="Table1.A6" office:value-type="string">
            <text:p text:style-name="P25">All user data for library and its characterisation should be displaye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 Light" svg:font-family="'Calibri Light'"/>
    <style:font-face style:name="Lohit Devanagari1" svg:font-family="'Lohit Devanagari'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 Light" fo:font-family="'Calibri Light'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6T14:41:57.509892590</meta:creation-date>
    <dc:date>2020-04-16T15:41:54.562793605</dc:date>
    <meta:editing-duration>PT59M35S</meta:editing-duration>
    <meta:editing-cycles>39</meta:editing-cycles>
    <meta:generator>LibreOffice/6.3.5.2$Linux_X86_64 LibreOffice_project/30$Build-2</meta:generator>
    <meta:document-statistic meta:table-count="1" meta:image-count="0" meta:object-count="0" meta:page-count="1" meta:paragraph-count="31" meta:word-count="255" meta:character-count="1548" meta:non-whitespace-character-count="1321"/>
  </office:meta>
</office:document-meta>
</file>